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horizontal-align="justify" draw:textarea-vertical-align="middle" draw:auto-grow-height="false" fo:min-height="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053cm" svg:stroke-color="#3465a4" draw:marker-start-width="0.279cm" draw:marker-end-width="0.279cm" draw:fill-color="#b4c7dc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6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85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="none" fo:min-height="0.937cm"/>
    </style:style>
    <style:style style:name="gr14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ato Medium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font-name="Lato Medium"/>
    </style:style>
    <style:style style:name="T2" style:family="text">
      <style:text-properties style:text-position="-33% 58%" style:font-name="Lato Medium"/>
    </style:style>
    <style:style style:name="T3" style:family="text">
      <style:text-properties style:font-name="Lato Medium" fo:font-weight="bold" style:font-weight-asian="bold" style:font-weight-complex="bold"/>
    </style:style>
    <style:style style:name="T4" style:family="text">
      <style:text-properties style:text-position="0% 100%" style:font-name="Lato Medi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.3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1cm" svg:x="4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cm" svg:height="2cm" svg:x="13.3cm" svg:y="3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8" draw:id="id8" draw:layer="layout" svg:width="1cm" svg:height="2cm" svg:x="1.8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3" draw:id="id3" draw:layer="layout" svg:width="0.6cm" svg:height="0.6cm" svg:x="8cm" svg:y="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cm" svg:height="1cm" svg:x="10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2cm" svg:height="1cm" svg:x="10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1" draw:id="id11" draw:layer="layout" svg:width="2cm" svg:height="1cm" svg:x="4.3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2cm" svg:height="1cm" svg:x="4.3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" draw:id="id6" draw:layer="layout" svg:width="1cm" svg:height="2cm" svg:x="7.8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0" draw:id="id10" draw:layer="layout" svg:width="2cm" svg:height="2cm" svg:x="7.3cm" svg:y="9.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2.3cm" svg:y1="3.1cm" svg:x2="4.3cm" svg:y2="1.1cm" draw:start-shape="id1" draw:start-glue-point="4" draw:end-shape="id2" draw:end-glue-point="3" svg:d="M2300 3100v-2000h2000" svg:viewBox="0 0 2001 2001">
          <text:p/>
        </draw:connector>
        <draw:connector draw:style-name="gr6" draw:text-style-name="P2" draw:layer="layout" svg:x1="8cm" svg:y1="1.1cm" svg:x2="6.3cm" svg:y2="1.1cm" draw:start-shape="id3" draw:start-glue-point="6" draw:end-shape="id2" draw:end-glue-point="1" svg:d="M8000 1100h-1700" svg:viewBox="0 0 1701 1">
          <text:p/>
        </draw:connector>
        <draw:custom-shape draw:style-name="gr5" draw:text-style-name="P3" xml:id="id7" draw:id="id7" draw:layer="layout" svg:width="0.6cm" svg:height="0.6cm" svg:x="2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0.6cm" svg:height="0.6cm" svg:x="8cm" svg:y="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svg:x1="8.6cm" svg:y1="1.1cm" svg:x2="10.3cm" svg:y2="1.1cm" draw:start-shape="id3" draw:start-glue-point="10" draw:end-shape="id4" draw:end-glue-point="3" svg:d="M8600 1100h1700" svg:viewBox="0 0 1701 1">
          <text:p/>
        </draw:connector>
        <draw:connector draw:style-name="gr7" draw:text-style-name="P2" draw:layer="layout" svg:x1="14.3cm" svg:y1="3.1cm" svg:x2="12.3cm" svg:y2="1.1cm" draw:start-shape="id5" draw:start-glue-point="4" draw:end-shape="id4" draw:end-glue-point="1" svg:d="M14300 3100v-2000h-2000" svg:viewBox="0 0 2001 2001">
          <text:p/>
        </draw:connector>
        <draw:connector draw:style-name="gr7" draw:text-style-name="P2" draw:layer="layout" svg:x1="14.3cm" svg:y1="5.1cm" svg:x2="14.3cm" svg:y2="6.8cm" draw:start-shape="id5" draw:start-glue-point="6" svg:d="M14300 5100v1700" svg:viewBox="0 0 1 1701">
          <text:p/>
        </draw:connector>
        <draw:connector draw:style-name="gr7" draw:text-style-name="P2" draw:layer="layout" svg:x1="8.3cm" svg:y1="1.4cm" svg:x2="8.3cm" svg:y2="3.1cm" draw:start-shape="id3" draw:start-glue-point="8" draw:end-shape="id6" draw:end-glue-point="0" svg:d="M8300 1400v1700" svg:viewBox="0 0 1 1701">
          <text:p/>
        </draw:connector>
        <draw:connector draw:style-name="gr7" draw:text-style-name="P2" draw:layer="layout" svg:x1="2.3cm" svg:y1="5.1cm" svg:x2="2.3cm" svg:y2="6.8cm" draw:start-shape="id1" draw:start-glue-point="8" draw:end-shape="id7" draw:end-glue-point="4" svg:d="M2300 5100v1700" svg:viewBox="0 0 1 1701">
          <text:p/>
        </draw:connector>
        <draw:connector draw:style-name="gr7" draw:text-style-name="P2" draw:layer="layout" svg:x1="2.3cm" svg:y1="7.4cm" svg:x2="2.3cm" svg:y2="9.1cm" draw:start-shape="id7" draw:start-glue-point="8" draw:end-shape="id8" draw:end-glue-point="0" svg:d="M2300 7400v1700" svg:viewBox="0 0 1 1701">
          <text:p/>
        </draw:connector>
        <draw:connector draw:style-name="gr7" draw:text-style-name="P2" draw:layer="layout" svg:x1="2.3cm" svg:y1="11.1cm" svg:x2="4.3cm" svg:y2="13.1cm" draw:start-shape="id8" draw:start-glue-point="2" draw:end-shape="id9" draw:end-glue-point="3" svg:d="M2300 11100v2000h2000" svg:viewBox="0 0 2001 2001">
          <text:p/>
        </draw:connector>
        <draw:connector draw:style-name="gr7" draw:text-style-name="P2" draw:layer="layout" svg:x1="6.3cm" svg:y1="13.1cm" svg:x2="8.3cm" svg:y2="11.1cm" draw:start-shape="id9" draw:start-glue-point="1" draw:end-shape="id10" draw:end-glue-point="6" svg:d="M6300 13100h2000v-2000" svg:viewBox="0 0 2001 2001">
          <text:p/>
        </draw:connector>
        <draw:connector draw:style-name="gr7" draw:text-style-name="P2" draw:layer="layout" svg:x1="2.6cm" svg:y1="7.1cm" svg:x2="4.3cm" svg:y2="7.1cm" draw:start-shape="id7" draw:start-glue-point="10" draw:end-shape="id11" draw:end-glue-point="3" svg:d="M2600 7100h1700" svg:viewBox="0 0 1701 1">
          <text:p/>
        </draw:connector>
        <draw:connector draw:style-name="gr7" draw:text-style-name="P2" draw:layer="layout" svg:x1="8cm" svg:y1="7.1cm" svg:x2="6.3cm" svg:y2="7.1cm" draw:start-shape="id12" draw:start-glue-point="6" draw:end-shape="id11" draw:end-glue-point="1" svg:d="M8000 7100h-1700" svg:viewBox="0 0 1701 1">
          <text:p/>
        </draw:connector>
        <draw:connector draw:style-name="gr7" draw:text-style-name="P2" draw:layer="layout" svg:x1="8.6cm" svg:y1="7.1cm" svg:x2="10.3cm" svg:y2="7.1cm" draw:start-shape="id12" draw:start-glue-point="10" draw:end-shape="id13" draw:end-glue-point="3" svg:d="M8600 7100h1700" svg:viewBox="0 0 1701 1">
          <text:p/>
        </draw:connector>
        <draw:connector draw:style-name="gr7" draw:text-style-name="P2" draw:layer="layout" svg:x1="8.3cm" svg:y1="5.1cm" svg:x2="8.3cm" svg:y2="6.8cm" draw:start-shape="id6" draw:start-glue-point="2" draw:end-shape="id12" draw:end-glue-point="4" svg:d="M8300 5100v1700" svg:viewBox="0 0 1 1701">
          <text:p/>
        </draw:connector>
        <draw:connector draw:style-name="gr7" draw:text-style-name="P2" draw:layer="layout" svg:x1="8.3cm" svg:y1="9.1cm" svg:x2="8.3cm" svg:y2="7.4cm" draw:start-shape="id10" draw:start-glue-point="4" draw:end-shape="id12" draw:end-glue-point="8" svg:d="M8300 9100v-1700" svg:viewBox="0 0 1 1701">
          <text:p/>
        </draw:connector>
        <draw:connector draw:style-name="gr7" draw:text-style-name="P2" draw:layer="layout" svg:x1="14.3cm" svg:y1="5.1cm" svg:x2="12.3cm" svg:y2="7.1cm" draw:start-shape="id5" draw:start-glue-point="6" draw:end-shape="id13" draw:end-glue-point="1" svg:d="M14300 5100v2000h-2000" svg:viewBox="0 0 2001 2001">
          <text:p/>
        </draw:connector>
        <draw:frame draw:style-name="gr8" draw:text-style-name="P4" draw:layer="layout" svg:width="1.9cm" svg:height="1.043cm" svg:x="4.3cm" svg:y="0.6cm">
          <draw:text-box>
            <text:p><text:span text:style-name="T1">R</text:span><text:span text:style-name="T2">1</text:span></text:p>
          </draw:text-box>
        </draw:frame>
        <draw:frame draw:style-name="gr8" draw:text-style-name="P4" draw:layer="layout" svg:width="1.9cm" svg:height="1.043cm" svg:x="10.3cm" svg:y="0.6cm">
          <draw:text-box>
            <text:p><text:span text:style-name="T1">R</text:span><text:span text:style-name="T2">2</text:span></text:p>
          </draw:text-box>
        </draw:frame>
        <draw:frame draw:style-name="gr8" draw:text-style-name="P4" draw:layer="layout" svg:width="1.9cm" svg:height="1.043cm" svg:x="4.3cm" svg:y="6.6cm">
          <draw:text-box>
            <text:p><text:span text:style-name="T1">R</text:span><text:span text:style-name="T2">4</text:span></text:p>
          </draw:text-box>
        </draw:frame>
        <draw:frame draw:style-name="gr8" draw:text-style-name="P4" draw:layer="layout" svg:width="1.9cm" svg:height="1.043cm" svg:x="10.3cm" svg:y="6.6cm">
          <draw:text-box>
            <text:p><text:span text:style-name="T1">R</text:span><text:span text:style-name="T2">5</text:span></text:p>
          </draw:text-box>
        </draw:frame>
        <draw:frame draw:style-name="gr8" draw:text-style-name="P4" draw:layer="layout" svg:width="1.9cm" svg:height="1.043cm" svg:x="4.3cm" svg:y="12.6cm">
          <draw:text-box>
            <text:p><text:span text:style-name="T1">R</text:span><text:span text:style-name="T2">7</text:span></text:p>
          </draw:text-box>
        </draw:frame>
        <draw:frame draw:style-name="gr8" draw:text-style-name="P4" draw:layer="layout" svg:width="1.9cm" svg:height="1.043cm" svg:x="7.8cm" svg:y="3.1cm">
          <draw:text-box>
            <text:p><text:span text:style-name="T1">R</text:span><text:span text:style-name="T2">3</text:span></text:p>
          </draw:text-box>
        </draw:frame>
        <draw:frame draw:style-name="gr8" draw:text-style-name="P4" draw:layer="layout" svg:width="1.9cm" svg:height="1.043cm" svg:x="1.8cm" svg:y="9.1cm">
          <draw:text-box>
            <text:p><text:span text:style-name="T1">R</text:span><text:span text:style-name="T2">6</text:span></text:p>
          </draw:text-box>
        </draw:frame>
        <draw:line draw:style-name="gr9" draw:text-style-name="P5" draw:layer="layout" svg:x1="14.3cm" svg:y1="4.8cm" svg:x2="14.3cm" svg:y2="3.4cm">
          <text:p/>
        </draw:line>
        <draw:frame draw:style-name="gr10" draw:text-style-name="P6" draw:layer="layout" svg:width="0.8cm" svg:height="1.521cm" svg:x="7.9cm" svg:y="9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10" draw:text-style-name="P6" draw:layer="layout" svg:width="0.8cm" svg:height="1.521cm" svg:x="1.9cm" svg:y="3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0.3cm" svg:y="3.6cm">
          <draw:text-box>
            <text:p><text:span text:style-name="T1">v</text:span><text:span text:style-name="T2">s</text:span></text:p>
          </draw:text-box>
        </draw:frame>
        <draw:frame draw:style-name="gr11" draw:text-style-name="P4" draw:layer="layout" svg:width="3cm" svg:height="1.835cm" svg:x="8.3cm" svg:y="11.157cm">
          <draw:text-box>
            <text:p><text:span text:style-name="T1">V</text:span><text:span text:style-name="T2">d </text:span><text:span text:style-name="T4">= K</text:span><text:span text:style-name="T2">d </text:span><text:span text:style-name="T4">I</text:span><text:span text:style-name="T2">d</text:span></text:p>
          </draw:text-box>
        </draw:frame>
        <draw:frame draw:style-name="gr11" draw:text-style-name="P4" draw:layer="layout" svg:width="2.9cm" svg:height="1.835cm" svg:x="15.2cm" svg:y="3.7cm">
          <draw:text-box>
            <text:p><text:span text:style-name="T4">I</text:span><text:span text:style-name="T2">b </text:span><text:span text:style-name="T4">= K</text:span><text:span text:style-name="T2">b </text:span><text:span text:style-name="T4">V</text:span><text:span text:style-name="T2">b</text:span></text:p>
          </draw:text-box>
        </draw:frame>
        <draw:line draw:style-name="gr12" draw:text-style-name="P5" draw:layer="layout" svg:x1="0cm" svg:y1="8cm" svg:x2="2cm" svg:y2="8cm">
          <text:p/>
        </draw:line>
        <draw:line draw:style-name="gr12" draw:text-style-name="P5" draw:layer="layout" svg:x1="0.3cm" svg:y1="8.3cm" svg:x2="1.7cm" svg:y2="8.3cm">
          <text:p/>
        </draw:line>
        <draw:line draw:style-name="gr12" draw:text-style-name="P5" draw:layer="layout" svg:x1="0.6cm" svg:y1="8.6cm" svg:x2="1.4cm" svg:y2="8.6cm">
          <text:p/>
        </draw:line>
        <draw:frame draw:style-name="gr8" draw:text-style-name="P4" draw:layer="layout" svg:width="1.9cm" svg:height="1.043cm" svg:x="1cm" svg:y="0.1cm">
          <draw:text-box>
            <text:p><text:span text:style-name="T1">1</text:span></text:p>
          </draw:text-box>
        </draw:frame>
        <draw:frame draw:style-name="gr8" draw:text-style-name="P4" draw:layer="layout" svg:width="1.9cm" svg:height="1.043cm" svg:x="7cm" svg:y="0.1cm">
          <draw:text-box>
            <text:p><text:span text:style-name="T1">2</text:span></text:p>
          </draw:text-box>
        </draw:frame>
        <draw:frame draw:style-name="gr8" draw:text-style-name="P4" draw:layer="layout" svg:width="1.9cm" svg:height="1.043cm" svg:x="13cm" svg:y="0.1cm">
          <draw:text-box>
            <text:p><text:span text:style-name="T1">3</text:span></text:p>
          </draw:text-box>
        </draw:frame>
        <draw:frame draw:style-name="gr8" draw:text-style-name="P4" draw:layer="layout" svg:width="1.9cm" svg:height="1.043cm" svg:x="1cm" svg:y="6cm">
          <draw:text-box>
            <text:p><text:span text:style-name="T1">4</text:span></text:p>
          </draw:text-box>
        </draw:frame>
        <draw:frame draw:style-name="gr8" draw:text-style-name="P4" draw:layer="layout" svg:width="1.9cm" svg:height="1.043cm" svg:x="7cm" svg:y="6.101cm">
          <draw:text-box>
            <text:p><text:span text:style-name="T1">5</text:span></text:p>
          </draw:text-box>
        </draw:frame>
        <draw:frame draw:style-name="gr8" draw:text-style-name="P4" draw:layer="layout" svg:width="1.9cm" svg:height="1.043cm" svg:x="13cm" svg:y="6.102cm">
          <draw:text-box>
            <text:p><text:span text:style-name="T1">6</text:span></text:p>
          </draw:text-box>
        </draw:frame>
        <draw:frame draw:style-name="gr8" draw:text-style-name="P4" draw:layer="layout" svg:width="1.9cm" svg:height="1.043cm" svg:x="1cm" svg:y="12.103cm">
          <draw:text-box>
            <text:p><text:span text:style-name="T1">7</text:span></text:p>
          </draw:text-box>
        </draw:frame>
        <draw:frame draw:style-name="gr8" draw:text-style-name="P4" draw:layer="layout" svg:width="1.9cm" svg:height="1.043cm" svg:x="7cm" svg:y="12.104cm">
          <draw:text-box>
            <text:p><text:span text:style-name="T1">8</text:span></text:p>
          </draw:text-box>
        </draw:frame>
        <draw:frame draw:style-name="gr13" draw:text-style-name="P7" draw:layer="layout" svg:width="0.502cm" svg:height="1.187cm" svg:x="9.009cm" svg:y="5.388cm">
          <draw:text-box>
            <text:p/>
          </draw:text-box>
        </draw:frame>
        <draw:line draw:style-name="gr9" draw:text-style-name="P5" draw:layer="layout" svg:x1="1.4cm" svg:y1="9.4cm" svg:x2="1.4cm" svg:y2="10.8cm">
          <text:p/>
        </draw:line>
        <draw:frame draw:style-name="gr8" draw:text-style-name="P4" draw:layer="layout" svg:width="1.9cm" svg:height="1.043cm" svg:x="0.4cm" svg:y="9.6cm">
          <draw:text-box>
            <text:p><text:span text:style-name="T4">I</text:span><text:span text:style-name="T2">d</text:span></text:p>
          </draw:text-box>
        </draw:frame>
        <draw:frame draw:style-name="gr14" draw:text-style-name="P6" draw:layer="layout" svg:width="0.8cm" svg:height="2.791cm" svg:x="7cm" svg:y="2.709cm">
          <draw:text-box>
            <text:p text:style-name="P2"><text:span text:style-name="T3">+</text:span></text:p>
            <text:p text:style-name="P2"><text:span text:style-name="T3"/></text:p>
            <text:p text:style-name="P2"><text:span text:style-name="T3"/></text:p>
            <text:p text:style-name="P2"><text:span text:style-name="T3">-</text:span></text:p>
          </draw:text-box>
        </draw:frame>
        <draw:frame draw:style-name="gr8" draw:text-style-name="P4" draw:layer="layout" svg:width="1.9cm" svg:height="1.043cm" svg:x="6.8cm" svg:y="3.579cm">
          <draw:text-box>
            <text:p><text:span text:style-name="T1">V</text:span><text:span text:style-name="T2">b</text:span></text:p>
          </draw:text-box>
        </draw:frame>
        <draw:connector draw:style-name="gr6" draw:text-style-name="P2" draw:layer="layout" svg:x1="1cm" svg:y1="7.5cm" svg:x2="2cm" svg:y2="7.1cm" draw:start-shape="id14" draw:start-glue-point="0" draw:end-shape="id7" draw:end-glue-point="6" svg:d="M1000 7500v-400h1000" svg:viewBox="0 0 1001 401">
          <text:p/>
        </draw:connector>
        <draw:line draw:style-name="gr12" draw:text-style-name="P5" xml:id="id14" draw:id="id14" draw:layer="layout" svg:x1="1cm" svg:y1="7.5cm" svg:x2="1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1" svg:font-family="'Lato Medium'"/>
    <style:font-face style:name="Liberation Serif1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2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4-06T00:03:34.046410700</dc:date>
    <meta:editing-duration>PT43M35S</meta:editing-duration>
    <meta:editing-cycles>9</meta:editing-cycles>
    <meta:generator>LibreOffice/6.4.6.2$Linux_X86_64 LibreOffice_project/40$Build-2</meta:generator>
    <meta:document-statistic meta:object-count="60"/>
  </office:meta>
</office:document-meta>
</file>